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fo:font-size="4pt" style:font-size-asian="4pt" style:font-size-complex="4pt"/>
    </style:style>
    <style:style style:name="P2" style:family="paragraph" style:parent-style-name="Standard">
      <style:text-properties style:font-name="Tahoma" style:font-name-complex="Tahoma"/>
    </style:style>
    <style:style style:name="P3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>
        <style:tab-stops>
          <style:tab-stop style:position="1.307cm"/>
          <style:tab-stop style:position="8.546cm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16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17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18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9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0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4<text:tab/>Date: <text:s/>19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4">Start of day procedure</text:p>
            <text:p text:style-name="P4">Banking</text:p>
            <text:p text:style-name="P4">Trading folder</text:p>
            <text:p text:style-name="P4">Floor walk with manager</text:p>
            <text:p text:style-name="P4">Change order training</text:p>
            <text:p text:style-name="P4">Placed change order with bank via email</text:p>
            <text:p text:style-name="P4">Negative stock adjustments</text:p>
            <text:p text:style-name="P4">Used shop order summary throughout the day</text:p>
            <text:p text:style-name="P4">Dealt with a customer complaint</text:p>
            <text:p text:style-name="P4">Stock check training</text:p>
            <text:p text:style-name="P4">R28 report training</text:p>
            <text:p text:style-name="P4">Used R28 to find a transaction that was duplicated</text:p>
            <text:p text:style-name="P4">VM training</text:p>
            <text:p text:style-name="P4">End of day procedure</text:p>
            <text:p text:style-name="P4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2887744057709843796" text:style-name="WW8Num1">
              <text:list-item>
                <text:p text:style-name="P18">Practical skills</text:p>
              </text:list-item>
              <text:list-item>
                <text:p text:style-name="P18">Personal skills</text:p>
              </text:list-item>
              <text:list-item>
                <text:p text:style-name="P18">Interpersonal skills</text:p>
              </text:list-item>
            </text:list>
          </table:table-cell>
          <table:table-cell table:style-name="Table1.A1" office:value-type="string">
            <text:p text:style-name="P3"/>
            <text:p text:style-name="P3">Computer skills have once again been improved. Major focus on my email skills, as I learned to send a professional email.</text:p>
            <text:p text:style-name="P3"/>
            <text:p text:style-name="P3">My listening skills have been improved, as I was able to listen to a customer and their complaint until it was resolved.</text:p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9000560446820853456" text:style-name="WW8Num2">
              <text:list-item>
                <text:p text:style-name="P19">Practical skills</text:p>
              </text:list-item>
              <text:list-item>
                <text:p text:style-name="P19">Personal skills</text:p>
              </text:list-item>
              <text:list-item>
                <text:p text:style-name="P19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4"/>
            <text:p text:style-name="P5">More training with different aspects of the shops computers, today mainly focusing on R28 and stock checking. Using R28 to find that a transaction had been duplicated wasn't easy to do at first. The customer complaint was tough to handle.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8581797464887429197" text:style-name="WW8Num3">
              <text:list-item>
                <text:p text:style-name="P20">Personal challenges</text:p>
              </text:list-item>
              <text:list-item>
                <text:p text:style-name="P20">Work-related challenges</text:p>
              </text:list-item>
            </text:list>
          </table:table-cell>
          <table:table-cell table:style-name="Table1.A1" office:value-type="string">
            <text:p text:style-name="P4"/>
            <text:p text:style-name="P4">This was the first time that I had to deal with a customer complaint, which I found was very tough to handle and keep a level head as they got angrier with me. </text:p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2-25T18:50:38.35</dc:date>
    <meta:editing-cycles>6</meta:editing-cycles>
    <meta:editing-duration>PT12M49S</meta:editing-duration>
    <meta:generator>OpenOffice/4.1.1$Win32 OpenOffice.org_project/411m6$Build-9775</meta:generator>
    <meta:document-statistic meta:table-count="1" meta:image-count="0" meta:object-count="0" meta:page-count="2" meta:paragraph-count="36" meta:word-count="240" meta:character-count="1435"/>
  </office:meta>
</office:document-meta>
</file>